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Resimleri kaydedebilmek için {{appName}}'in galeriye erişimi gerekmektedir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